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OSL">
            <text:p>OSL</text:p>
          </table:table-cell>
          <table:table-cell office:value-type="string" office:value="Ruhnu-3">
            <text:p>Ruhnu-3</text:p>
          </table:table-cell>
          <table:table-cell office:value-type="float" office:value="57.79">
            <text:p>57.79</text:p>
          </table:table-cell>
          <table:table-cell office:value-type="float" office:value="23.26">
            <text:p>23.26</text:p>
          </table:table-cell>
          <table:table-cell office:value-type="float" office:value="3390.0">
            <text:p>3390.0</text:p>
          </table:table-cell>
          <table:table-cell office:value-type="float" office:value="110.0">
            <text:p>110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.67">
            <text:p>4.67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MuruEtal2018,RosentauEtal2023">
            <text:p>MuruEtal2018,RosentauEtal2023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age_model">
            <text:p>age_model</text:p>
          </table:table-cell>
          <table:table-cell office:value-type="string" office:value="Gipka-1">
            <text:p>Gipka-1</text:p>
          </table:table-cell>
          <table:table-cell office:value-type="float" office:value="57.58">
            <text:p>57.58</text:p>
          </table:table-cell>
          <table:table-cell office:value-type="float" office:value="22.63">
            <text:p>22.63</text:p>
          </table:table-cell>
          <table:table-cell office:value-type="float" office:value="8370.0">
            <text:p>8370.0</text:p>
          </table:table-cell>
          <table:table-cell office:value-type="float" office:value="60.0">
            <text:p>60.0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.05">
            <text:p>3.05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RosentauEtal2023">
            <text:p>RosentauEtal2023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age_model">
            <text:p>age_model</text:p>
          </table:table-cell>
          <table:table-cell office:value-type="string" office:value="Gipka-3">
            <text:p>Gipka-3</text:p>
          </table:table-cell>
          <table:table-cell office:value-type="float" office:value="57.58">
            <text:p>57.58</text:p>
          </table:table-cell>
          <table:table-cell office:value-type="float" office:value="22.63">
            <text:p>22.63</text:p>
          </table:table-cell>
          <table:table-cell office:value-type="float" office:value="7280.0">
            <text:p>7280.0</text:p>
          </table:table-cell>
          <table:table-cell office:value-type="float" office:value="75.0">
            <text:p>75.0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RosentauEtal2023">
            <text:p>RosentauEtal2023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age_model">
            <text:p>age_model</text:p>
          </table:table-cell>
          <table:table-cell office:value-type="string" office:value="Gipka-2">
            <text:p>Gipka-2</text:p>
          </table:table-cell>
          <table:table-cell office:value-type="float" office:value="57.58">
            <text:p>57.58</text:p>
          </table:table-cell>
          <table:table-cell office:value-type="float" office:value="22.63">
            <text:p>22.63</text:p>
          </table:table-cell>
          <table:table-cell office:value-type="float" office:value="7680.0">
            <text:p>7680.0</text:p>
          </table:table-cell>
          <table:table-cell office:value-type="float" office:value="50.0">
            <text:p>50.0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RosentauEtal2023">
            <text:p>RosentauEtal2023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3252">
            <text:p>Tln-3252</text:p>
          </table:table-cell>
          <table:table-cell office:value-type="float" office:value="57.15">
            <text:p>57.15</text:p>
          </table:table-cell>
          <table:table-cell office:value-type="float" office:value="23.06">
            <text:p>23.06</text:p>
          </table:table-cell>
          <table:table-cell office:value-type="float" office:value="7823.0">
            <text:p>7823.0</text:p>
          </table:table-cell>
          <table:table-cell office:value-type="float" office:value="65.0">
            <text:p>6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89">
            <text:p>-1.89</text:p>
          </table:table-cell>
          <table:table-cell office:value-type="float" office:value="0.5076416058598822">
            <text:p>0.5076416058598822</text:p>
          </table:table-cell>
          <table:table-cell office:value-type="float" office:value="0.5051732376126036">
            <text:p>0.5051732376126036</text:p>
          </table:table-cell>
          <table:table-cell office:value-type="string" office:value="Grudzinska2011,Pujate2015,RosentauEtal2021">
            <text:p>Grudzinska2011,Pujate2015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OSL">
            <text:p>OSL</text:p>
          </table:table-cell>
          <table:table-cell office:value-type="string" office:value="Ruhnu-8">
            <text:p>Ruhnu-8</text:p>
          </table:table-cell>
          <table:table-cell office:value-type="float" office:value="57.8">
            <text:p>57.8</text:p>
          </table:table-cell>
          <table:table-cell office:value-type="float" office:value="23.26">
            <text:p>23.26</text:p>
          </table:table-cell>
          <table:table-cell office:value-type="float" office:value="6210.0">
            <text:p>6210.0</text:p>
          </table:table-cell>
          <table:table-cell office:value-type="float" office:value="250.0">
            <text:p>250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9.17">
            <text:p>9.17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MuruEtal2018,RosentauEtal2023">
            <text:p>MuruEtal2018,RosentauEtal2023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22">
            <text:p>Tln-22</text:p>
          </table:table-cell>
          <table:table-cell office:value-type="float" office:value="57.57">
            <text:p>57.57</text:p>
          </table:table-cell>
          <table:table-cell office:value-type="float" office:value="22.62">
            <text:p>22.62</text:p>
          </table:table-cell>
          <table:table-cell office:value-type="float" office:value="4060.0">
            <text:p>4060.0</text:p>
          </table:table-cell>
          <table:table-cell office:value-type="float" office:value="50.0">
            <text:p>5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88">
            <text:p>2.88</text:p>
          </table:table-cell>
          <table:table-cell office:value-type="float" office:value="0.5035871324805669">
            <text:p>0.5035871324805669</text:p>
          </table:table-cell>
          <table:table-cell office:value-type="float" office:value="0.5034878350069641">
            <text:p>0.5034878350069641</text:p>
          </table:table-cell>
          <table:table-cell office:value-type="string" office:value="PunningEtal1973,Veinbergs1996,Eberhards2006,RosentauEtal2021">
            <text:p>PunningEtal1973,Veinbergs1996,Eberhards2006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OSL">
            <text:p>OSL</text:p>
          </table:table-cell>
          <table:table-cell office:value-type="string" office:value="Ruhnu-7">
            <text:p>Ruhnu-7</text:p>
          </table:table-cell>
          <table:table-cell office:value-type="float" office:value="57.8">
            <text:p>57.8</text:p>
          </table:table-cell>
          <table:table-cell office:value-type="float" office:value="23.26">
            <text:p>23.26</text:p>
          </table:table-cell>
          <table:table-cell office:value-type="float" office:value="5860.0">
            <text:p>5860.0</text:p>
          </table:table-cell>
          <table:table-cell office:value-type="float" office:value="250.0">
            <text:p>250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8.67">
            <text:p>8.67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MuruEtal2018,RosentauEtal2023">
            <text:p>MuruEtal2018,RosentauEtal2023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OSL">
            <text:p>OSL</text:p>
          </table:table-cell>
          <table:table-cell office:value-type="string" office:value="Ruhnu-6">
            <text:p>Ruhnu-6</text:p>
          </table:table-cell>
          <table:table-cell office:value-type="float" office:value="57.8">
            <text:p>57.8</text:p>
          </table:table-cell>
          <table:table-cell office:value-type="float" office:value="23.26">
            <text:p>23.26</text:p>
          </table:table-cell>
          <table:table-cell office:value-type="float" office:value="5180.0">
            <text:p>5180.0</text:p>
          </table:table-cell>
          <table:table-cell office:value-type="float" office:value="200.0">
            <text:p>200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8.17">
            <text:p>8.17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MuruEtal2018,RosentauEtal2023">
            <text:p>MuruEtal2018,RosentauEtal2023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13">
            <text:p>Tln-13</text:p>
          </table:table-cell>
          <table:table-cell office:value-type="float" office:value="57.57">
            <text:p>57.57</text:p>
          </table:table-cell>
          <table:table-cell office:value-type="float" office:value="22.62">
            <text:p>22.62</text:p>
          </table:table-cell>
          <table:table-cell office:value-type="float" office:value="4440.0">
            <text:p>4440.0</text:p>
          </table:table-cell>
          <table:table-cell office:value-type="float" office:value="65.0">
            <text:p>6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28">
            <text:p>2.28</text:p>
          </table:table-cell>
          <table:table-cell office:value-type="float" office:value="0.5038849074937649">
            <text:p>0.5038849074937649</text:p>
          </table:table-cell>
          <table:table-cell office:value-type="float" office:value="0.5034878350069641">
            <text:p>0.5034878350069641</text:p>
          </table:table-cell>
          <table:table-cell office:value-type="string" office:value="PunningEtal1973,Veinbergs1996,Eberhards2006,RosentauEtal2021">
            <text:p>PunningEtal1973,Veinbergs1996,Eberhards2006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OSL">
            <text:p>OSL</text:p>
          </table:table-cell>
          <table:table-cell office:value-type="string" office:value="Ruhnu-11">
            <text:p>Ruhnu-11</text:p>
          </table:table-cell>
          <table:table-cell office:value-type="float" office:value="57.8">
            <text:p>57.8</text:p>
          </table:table-cell>
          <table:table-cell office:value-type="float" office:value="23.25">
            <text:p>23.25</text:p>
          </table:table-cell>
          <table:table-cell office:value-type="float" office:value="6910.0">
            <text:p>6910.0</text:p>
          </table:table-cell>
          <table:table-cell office:value-type="float" office:value="290.0">
            <text:p>290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9.67">
            <text:p>9.67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MuruEtal2018,RosentauEtal2023">
            <text:p>MuruEtal2018,RosentauEtal2023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OSL">
            <text:p>OSL</text:p>
          </table:table-cell>
          <table:table-cell office:value-type="string" office:value="Ruhnu-5">
            <text:p>Ruhnu-5</text:p>
          </table:table-cell>
          <table:table-cell office:value-type="float" office:value="57.79">
            <text:p>57.79</text:p>
          </table:table-cell>
          <table:table-cell office:value-type="float" office:value="23.26">
            <text:p>23.26</text:p>
          </table:table-cell>
          <table:table-cell office:value-type="float" office:value="4550.0">
            <text:p>4550.0</text:p>
          </table:table-cell>
          <table:table-cell office:value-type="float" office:value="155.0">
            <text:p>155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.67">
            <text:p>7.67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MuruEtal2018,RosentauEtal2023">
            <text:p>MuruEtal2018,RosentauEtal2023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OSL">
            <text:p>OSL</text:p>
          </table:table-cell>
          <table:table-cell office:value-type="string" office:value="Ruhnu-2">
            <text:p>Ruhnu-2</text:p>
          </table:table-cell>
          <table:table-cell office:value-type="float" office:value="57.79">
            <text:p>57.79</text:p>
          </table:table-cell>
          <table:table-cell office:value-type="float" office:value="23.26">
            <text:p>23.26</text:p>
          </table:table-cell>
          <table:table-cell office:value-type="float" office:value="2760.0">
            <text:p>2760.0</text:p>
          </table:table-cell>
          <table:table-cell office:value-type="float" office:value="130.0">
            <text:p>130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.67">
            <text:p>3.67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MuruEtal2018,RosentauEtal2023">
            <text:p>MuruEtal2018,RosentauEtal2023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10">
            <text:p>Tln-10</text:p>
          </table:table-cell>
          <table:table-cell office:value-type="float" office:value="57.57">
            <text:p>57.57</text:p>
          </table:table-cell>
          <table:table-cell office:value-type="float" office:value="22.62">
            <text:p>22.62</text:p>
          </table:table-cell>
          <table:table-cell office:value-type="float" office:value="8895.0">
            <text:p>889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45">
            <text:p>0.45</text:p>
          </table:table-cell>
          <table:table-cell office:value-type="float" office:value="0.5086255990411808">
            <text:p>0.5086255990411808</text:p>
          </table:table-cell>
          <table:table-cell office:value-type="float" office:value="0.5050742519669756">
            <text:p>0.5050742519669756</text:p>
          </table:table-cell>
          <table:table-cell office:value-type="string" office:value="PunningEtal1973,Veinbergs1996,Eberhards2006,RosentauEtal2021">
            <text:p>PunningEtal1973,Veinbergs1996,Eberhards2006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OSL">
            <text:p>OSL</text:p>
          </table:table-cell>
          <table:table-cell office:value-type="string" office:value="Ruhnu-4">
            <text:p>Ruhnu-4</text:p>
          </table:table-cell>
          <table:table-cell office:value-type="float" office:value="57.79">
            <text:p>57.79</text:p>
          </table:table-cell>
          <table:table-cell office:value-type="float" office:value="23.27">
            <text:p>23.27</text:p>
          </table:table-cell>
          <table:table-cell office:value-type="float" office:value="3850.0">
            <text:p>3850.0</text:p>
          </table:table-cell>
          <table:table-cell office:value-type="float" office:value="125.0">
            <text:p>125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67">
            <text:p>6.67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MuruEtal2018,RosentauEtal2023">
            <text:p>MuruEtal2018,RosentauEtal2023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3251">
            <text:p>Tln-3251</text:p>
          </table:table-cell>
          <table:table-cell office:value-type="float" office:value="57.15">
            <text:p>57.15</text:p>
          </table:table-cell>
          <table:table-cell office:value-type="float" office:value="23.06">
            <text:p>23.06</text:p>
          </table:table-cell>
          <table:table-cell office:value-type="float" office:value="6901.0">
            <text:p>6901.0</text:p>
          </table:table-cell>
          <table:table-cell office:value-type="float" office:value="120.0">
            <text:p>12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59">
            <text:p>-1.59</text:p>
          </table:table-cell>
          <table:table-cell office:value-type="float" office:value="0.5067543783727971">
            <text:p>0.5067543783727971</text:p>
          </table:table-cell>
          <table:table-cell office:value-type="float" office:value="0.5051732376126036">
            <text:p>0.5051732376126036</text:p>
          </table:table-cell>
          <table:table-cell office:value-type="string" office:value="Grudzinska2011,Pujate2015,RosentauEtal2021">
            <text:p>Grudzinska2011,Pujate2015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3253">
            <text:p>Tln-3253</text:p>
          </table:table-cell>
          <table:table-cell office:value-type="float" office:value="57.15">
            <text:p>57.15</text:p>
          </table:table-cell>
          <table:table-cell office:value-type="float" office:value="23.06">
            <text:p>23.06</text:p>
          </table:table-cell>
          <table:table-cell office:value-type="float" office:value="8231.0">
            <text:p>8231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9">
            <text:p>-2.19</text:p>
          </table:table-cell>
          <table:table-cell office:value-type="float" office:value="0.5076416058598822">
            <text:p>0.5076416058598822</text:p>
          </table:table-cell>
          <table:table-cell office:value-type="float" office:value="0.5051732376126036">
            <text:p>0.5051732376126036</text:p>
          </table:table-cell>
          <table:table-cell office:value-type="string" office:value="Grudzinska2011,Pujate2015,RosentauEtal2021">
            <text:p>Grudzinska2011,Pujate2015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Poz-107868">
            <text:p>Poz-107868</text:p>
          </table:table-cell>
          <table:table-cell office:value-type="float" office:value="57.58">
            <text:p>57.58</text:p>
          </table:table-cell>
          <table:table-cell office:value-type="float" office:value="22.63">
            <text:p>22.63</text:p>
          </table:table-cell>
          <table:table-cell office:value-type="float" office:value="8120.0">
            <text:p>81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8">
            <text:p>2.8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RosentauEtal2023">
            <text:p>RosentauEtal2023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FTMC-UZ29-7">
            <text:p>FTMC-UZ29-7</text:p>
          </table:table-cell>
          <table:table-cell office:value-type="float" office:value="57.58">
            <text:p>57.58</text:p>
          </table:table-cell>
          <table:table-cell office:value-type="float" office:value="22.63">
            <text:p>22.63</text:p>
          </table:table-cell>
          <table:table-cell office:value-type="float" office:value="4468.0">
            <text:p>4468.0</text:p>
          </table:table-cell>
          <table:table-cell office:value-type="float" office:value="30.0">
            <text:p>30.0</text:p>
          </table:table-cell>
          <table:table-cell office:value-type="string" office:value="artefacts">
            <text:p>artefac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.5">
            <text:p>9.5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RosentauEtal2023">
            <text:p>RosentauEtal2023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Poz-107869">
            <text:p>Poz-107869</text:p>
          </table:table-cell>
          <table:table-cell office:value-type="float" office:value="57.58">
            <text:p>57.58</text:p>
          </table:table-cell>
          <table:table-cell office:value-type="float" office:value="22.63">
            <text:p>22.63</text:p>
          </table:table-cell>
          <table:table-cell office:value-type="float" office:value="7440.0">
            <text:p>74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04">
            <text:p>3.04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RosentauEtal2023">
            <text:p>RosentauEtal2023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Poz-110080">
            <text:p>Poz-110080</text:p>
          </table:table-cell>
          <table:table-cell office:value-type="float" office:value="57.58">
            <text:p>57.58</text:p>
          </table:table-cell>
          <table:table-cell office:value-type="float" office:value="22.63">
            <text:p>22.63</text:p>
          </table:table-cell>
          <table:table-cell office:value-type="float" office:value="6710.0">
            <text:p>6710.0</text:p>
          </table:table-cell>
          <table:table-cell office:value-type="float" office:value="40.0">
            <text:p>40.0</text:p>
          </table:table-cell>
          <table:table-cell office:value-type="string" office:value="lagoonal gyttja">
            <text:p>lagoon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59">
            <text:p>3.59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RosentauEtal2023">
            <text:p>RosentauEtal2023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Poz-107836">
            <text:p>Poz-107836</text:p>
          </table:table-cell>
          <table:table-cell office:value-type="float" office:value="57.58">
            <text:p>57.58</text:p>
          </table:table-cell>
          <table:table-cell office:value-type="float" office:value="22.63">
            <text:p>22.63</text:p>
          </table:table-cell>
          <table:table-cell office:value-type="float" office:value="4145.0">
            <text:p>414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3">
            <text:p>6.3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RosentauEtal2023">
            <text:p>RosentauEtal20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